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79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61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56.95pt" fo:break-before="auto" style:use-optimal-row-height="false"/>
    </style:style>
    <style:style style:name="ro4" style:family="table-row">
      <style:table-row-properties style:row-height="148.45pt" fo:break-before="auto" style:use-optimal-row-height="false"/>
    </style:style>
    <style:style style:name="ro5" style:family="table-row">
      <style:table-row-properties style:row-height="107.21pt" fo:break-before="auto" style:use-optimal-row-height="false"/>
    </style:style>
    <style:style style:name="ro6" style:family="table-row">
      <style:table-row-properties style:row-height="308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97.69pt" svg:y="28.37pt">
            <loext:p draw:notify-on-update-of-ranges="Sheet1.A1:Sheet1.A1 Sheet1.A2:Sheet1.A11 Sheet1.B1:Sheet1.B1 Sheet1.B2:Sheet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duplica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Ints01.txt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Ints02.txt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Ints03.txt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Ints04.txt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Ints05.txt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Ints06.txt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Ints07.txt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Ints08.txt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Ints09.txt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Ints10.txt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tistics</text:p>
          </table:table-cell>
          <table:table-cell table:style-name="ce7" office:value-type="string" calcext:value-type="string">
            <text:p>Valu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table:formula="of:=AVERAGE([.$B$2:.$B$11])" office:value-type="float" office:value="48.4" calcext:value-type="float">
            <text:p>4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QRT(VAR([.$B$2:.$B$11])/COUNT([.$B$2:.$B$11]))" office:value-type="float" office:value="0.541602560309064" calcext:value-type="float">
            <text:p>0.5416025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</text:p>
          </table:table-cell>
          <table:table-cell table:formula="of:=MODE([.$B$2:.$B$11]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1" table:formula="of:=MEDIAN([.$B$2:.$B$11])" office:value-type="float" office:value="48.5" calcext:value-type="float">
            <text:p>4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st Quartile </text:p>
          </table:table-cell>
          <table:table-cell table:formula="of:=QUARTILE([.$B$2:.$B$11]; 1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rd Quartile</text:p>
          </table:table-cell>
          <table:table-cell table:formula="of:=QUARTILE([.$B$2:.$B$11]; 3)"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.$B$2:.$B$11])" office:value-type="float" office:value="2.93333333333333" calcext:value-type="float">
            <text:p>2.933333333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andard Deviation</text:p>
          </table:table-cell>
          <table:table-cell table:style-name="ce1" table:formula="of:=STDEV([.$B$2:.$B$11])" office:value-type="float" office:value="1.71269767715535" calcext:value-type="float">
            <text:p>1.71269767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rtosis</text:p>
          </table:table-cell>
          <table:table-cell table:formula="of:=KURT([.$B$2:.$B$11])" office:value-type="float" office:value="-0.876623376623378" calcext:value-type="float">
            <text:p>-0.8766233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ewness</text:p>
          </table:table-cell>
          <table:table-cell table:formula="of:=SKEW([.$B$2:.$B$11])" office:value-type="float" office:value="0.378191248442106" calcext:value-type="float">
            <text:p>0.37819124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ge</text:p>
          </table:table-cell>
          <table:table-cell table:formula="of:=MAX([.$B$2:.$B$11])-MIN([.$B$2:.$B$11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inimum</text:p>
          </table:table-cell>
          <table:table-cell table:style-name="ce1" table:formula="of:=MIN([.$B$2:.$B$11])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ximum</text:p>
          </table:table-cell>
          <table:table-cell table:style-name="ce1" table:formula="of:=MAX([.$B$2:.$B$11]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$B$2:.$B$11])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table:formula="of:=COUNT([.$B$2:.$B$11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roject final questions</text:p>
          </table:table-cell>
          <table:table-cell table:number-columns-repeated="5"/>
        </table:table-row>
        <table:table-row table:style-name="ro3">
          <table:table-cell table:style-name="ce4" office:value-type="string" calcext:value-type="string">
            <text:p>1. Is lg(N) or N a better approximation for your measured heights? Why?</text:p>
          </table:table-cell>
          <table:table-cell table:style-name="ce5" office:value-type="string" calcext:value-type="string">
            <text:p>log(N) is better because otherwise the height would be extremely large.</text:p>
          </table:table-cell>
          <table:table-cell table:number-columns-repeated="4"/>
        </table:table-row>
        <table:table-row table:style-name="ro4">
          <table:table-cell table:style-name="ce5" office:value-type="string" calcext:value-type="string">
            <text:p>2. How much variance is there in the height of these trees? Is this surprising? Why or why not?</text:p>
          </table:table-cell>
          <table:table-cell table:style-name="ce5" office:value-type="string" calcext:value-type="string">
            <text:p>There is a variance of 2.93, which is a small value. This is not surprising considering that the data was a large number of randomly generated values, which means that the tree will have greater balance.</text:p>
          </table:table-cell>
          <table:table-cell table:number-columns-repeated="4"/>
        </table:table-row>
        <table:table-row table:style-name="ro5">
          <table:table-cell table:style-name="ce5" office:value-type="string" calcext:value-type="string">
            <text:p>3. How many duplicate values were there (on average)? Is this surprising? Why or why not?</text:p>
          </table:table-cell>
          <table:table-cell table:style-name="ce5" office:value-type="string" calcext:value-type="string">
            <text:p>All of the files had 0 duplicate values. This is not surprising because long values are so large that duplicates would be extremely rare or non-existent.</text:p>
          </table:table-cell>
          <table:table-cell table:number-columns-repeated="4"/>
        </table:table-row>
        <table:table-row table:style-name="ro6">
          <table:table-cell table:style-name="ce6" office:value-type="string" calcext:value-type="string">
            <text:p>4. The "big Oh" notation O(f(n)) implies that there are constants a and b, such that a * f(n) + b describes the reality for which O(f(n)) is an approximation. A balanced BST of N items has height O(lg(N)). Theoretically, there should be values a and b such that a * lg(N) + b describes the actual height of a BST built using random data. Using your experimental results, what is a reasonable value for a?</text:p>
          </table:table-cell>
          <table:table-cell table:style-name="ce5" office:value-type="string" calcext:value-type="string">
            <text:p>A = 48.4 / 20 = 2.42</text:p>
          </table:table-cell>
          <table:table-cell table:number-columns-repeated="4"/>
        </table:table-row>
        <table:table-row table:style-name="ro1" table:number-rows-repeated="3">
          <table:table-cell table:style-name="ce3"/>
          <table:table-cell table:number-columns-repeated="5"/>
        </table:table-row>
        <table:table-row table:style-name="ro1">
          <table:table-cell table:style-name="ce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21:13:18.890926885</meta:creation-date>
    <dc:date>2017-04-24T21:57:08.361176198</dc:date>
    <meta:editing-duration>PT1M41S</meta:editing-duration>
    <meta:editing-cycles>1</meta:editing-cycles>
    <meta:document-statistic meta:table-count="1" meta:cell-count="7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14cm" svg:y="0.316cm" chart:style-name="ch2">
          <text:p>BST Bar-chart</text:p>
        </chart:title>
        <chart:subtitle svg:x="7.189cm" svg:y="1.275cm" chart:style-name="ch3">
          <text:p>project 9</text:p>
        </chart:subtitle>
        <chart:plot-area chart:style-name="ch4" table:cell-range-address="Sheet1.A1:Sheet1.B11" chart:data-source-has-labels="both" svg:x="1.331cm" svg:y="2.138cm" svg:width="14.349cm" svg:height="5.701cm">
          <chartooo:coordinate-region svg:x="2.643cm" svg:y="2.138cm" svg:width="13.037cm" svg:height="3.138cm"/>
          <chart:axis chart:dimension="x" chart:name="primary-x" chart:style-name="ch5" chartooo:axis-type="auto">
            <chartooo:date-scale/>
            <chart:title svg:x="7.773cm" svg:y="8.019cm" chart:style-name="ch6">
              <text:p>Filename</text:p>
            </chart:title>
            <chart:categories table:cell-range-address="Sheet1.A2:Sheet1.A11"/>
          </chart:axis>
          <chart:axis chart:dimension="y" chart:name="primary-y" chart:style-name="ch7">
            <chart:title svg:x="0.451cm" svg:y="5.971cm" chart:style-name="ch8">
              <text:p>Height Value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igh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Ints01.txt</text:p>
                <draw:g>
                  <svg:desc>Sheet1.A2:Sheet1.A11</svg:desc>
                </draw:g>
              </table:table-cell>
              <table:table-cell office:value-type="float" office:value="47">
                <text:p>47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randomInts02.txt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randomInts03.txt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randomInts04.txt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randomInts05.txt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randomInts06.txt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randomInts07.txt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randomInts08.txt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randomInts09.txt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randomInts10.txt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